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8d96" officeooo:paragraph-rsid="00108d9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officeooo:rsid="0011afac" officeooo:paragraph-rsid="0011afac" style:font-size-asian="11pt" style:font-size-complex="11pt"/>
    </style:style>
    <style:style style:name="T1" style:family="text">
      <style:text-properties officeooo:rsid="0011afac"/>
    </style:style>
    <style:style style:name="T2" style:family="text">
      <style:text-properties officeooo:rsid="00135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tividade <text:span text:style-name="T1">14 </text:span></text:p>
      <text:p text:style-name="P2">Módulo 0<text:span text:style-name="T2">2</text:span> Lógica</text:p>
      <text:p text:style-name="Standard"/>
      <text:p text:style-name="Standard">import pandas as pd<text:line-break/>df = pd.DataFrame(data=[["aluno_1", 7, 7, 1],<text:line-break/> <text:s text:c="22"/>["aluno_2", 3, 10, 7], <text:line-break/> <text:s text:c="22"/>["aluno_3", 9, 4, 2], <text:line-break/> <text:s text:c="22"/>["aluno_4", 10, 6, 9]], columns=["aluno", "nota_1", "nota_2", "faltas"])<text:line-break/>df["media"] = (df["nota_1"] + df["nota_2"])/2<text:line-break/>df.loc[(df["media"] &gt;= 7)| (df["faltas"] &lt; 5), "situacao"] = "APROVADO"<text:line-break/>df.loc[(df["media"] &lt; 7) | (df["faltas"] &gt; 5), "situacao"] = "REPROVADO"<text:line-break/>df</text:p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0:46:09.834000000</meta:creation-date>
    <dc:date>2023-03-07T17:19:11.597000000</dc:date>
    <meta:editing-duration>PT11M16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4" meta:word-count="56" meta:character-count="478" meta:non-whitespace-character-count="352"/>
  </office:meta>
</office:document-meta>
</file>